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e01c" officeooo:paragraph-rsid="0009e01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bdbfa" officeooo:paragraph-rsid="000bdbf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9e01c" officeooo:paragraph-rsid="0009e01c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weight="normal" officeooo:rsid="0009e01c" officeooo:paragraph-rsid="0009e01c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bdbfa" officeooo:paragraph-rsid="000bdbf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dbfa" officeooo:paragraph-rsid="000bdbfa" style:font-size-asian="10.5pt" style:font-weight-asian="normal" style:font-size-complex="12pt" style:font-weight-complex="normal"/>
    </style:style>
    <style:style style:name="T1" style:family="text">
      <style:text-properties officeooo:rsid="000aff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 Consultoria, a seu dispor</text:p>
      <text:p text:style-name="P1"/>
      <text:p text:style-name="P4">Precisando de consultoria na <text:span text:style-name="T1">área</text:span> de TI? Estamos sempre prontos para lhe atender.</text:p>
      <text:p text:style-name="P3"/>
      <text:p text:style-name="P3">Sua empresa tem necessidade de instalação/manutenção de firewall, rede, wireless e não justifica ter um profissional dedicado para a função? Nós da DR Consultoria podemos te ajudar.</text:p>
      <text:p text:style-name="P3"/>
      <text:p text:style-name="P3">Uma empresa sólida e com profundos conhecimentos na área de infraestrutura de TI estamos prontos para te ajudar. Com equipe dedicada monitoramos remotamente sua rede, servidores, wireless, acessos a internet e consumo do seu link a fim de atuar de forma preventiva, antes mesmo do problema ocorrer.</text:p>
      <text:p text:style-name="P3"/>
      <text:p text:style-name="P3">Possuímos um NOC para monitorar nossos clientes e tomamos a ação antes que o problema seja encontrado. Possuímos sistemas de chamados, controle de horas trabalhadas e dedicamos um dia da semana in loco, indo exclusivamente em sua empresa para acompanhar o dia a dia do trabalho e resolve<text:span text:style-name="T1">r</text:span> problemas de usuários.</text:p>
      <text:p text:style-name="P3"/>
      <text:p text:style-name="P3">Nossos planos são flexíveis e os pacotes são de acordo com a necessidade de cada cliente. <text:span text:style-name="T1">Deixe sua rede por nossa conta e fique tranquilo que estaremos sempre prontos para atuar.</text:span></text:p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35:57.498670693</meta:creation-date>
    <meta:editing-duration>PT27M27S</meta:editing-duration>
    <meta:editing-cycles>2</meta:editing-cycles>
    <meta:generator>LibreOffice/6.0.6.2$Linux_X86_64 LibreOffice_project/00m0$Build-2</meta:generator>
    <dc:date>2018-10-16T16:13:37.713189352</dc:date>
    <meta:document-statistic meta:table-count="0" meta:image-count="0" meta:object-count="0" meta:page-count="1" meta:paragraph-count="6" meta:word-count="174" meta:character-count="1078" meta:non-whitespace-character-count="910"/>
  </office:meta>
</office:document-meta>
</file>